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9665" officeooo:paragraph-rsid="000a9665"/>
    </style:style>
    <style:style style:name="P2" style:family="paragraph" style:parent-style-name="Standard">
      <style:text-properties fo:font-weight="bold" officeooo:rsid="000a9665" officeooo:paragraph-rsid="000a9665" style:font-weight-asian="bold" style:font-weight-complex="bold"/>
    </style:style>
    <style:style style:name="P3" style:family="paragraph" style:parent-style-name="Standard">
      <style:text-properties fo:font-weight="bold" officeooo:rsid="000c4e4d" officeooo:paragraph-rsid="000c4e4d" style:font-weight-asian="bold" style:font-weight-complex="bold"/>
    </style:style>
    <style:style style:name="P4" style:family="paragraph" style:parent-style-name="Standard">
      <style:text-properties fo:font-weight="bold" officeooo:rsid="000c9c1b" officeooo:paragraph-rsid="000c9c1b" style:font-weight-asian="bold" style:font-weight-complex="bold"/>
    </style:style>
    <style:style style:name="P5" style:family="paragraph" style:parent-style-name="Standard">
      <style:text-properties fo:font-weight="normal" officeooo:rsid="000a9665" officeooo:paragraph-rsid="000a9665" style:font-weight-asian="normal" style:font-weight-complex="normal"/>
    </style:style>
    <style:style style:name="P6" style:family="paragraph" style:parent-style-name="Standard">
      <style:text-properties fo:font-weight="normal" officeooo:rsid="000a9665" officeooo:paragraph-rsid="000c4e4d" style:font-weight-asian="normal" style:font-weight-complex="normal"/>
    </style:style>
    <style:style style:name="P7" style:family="paragraph" style:parent-style-name="Standard">
      <style:text-properties fo:font-weight="normal" officeooo:rsid="000c4e4d" officeooo:paragraph-rsid="000c4e4d" style:font-weight-asian="normal" style:font-weight-complex="normal"/>
    </style:style>
    <style:style style:name="P8" style:family="paragraph" style:parent-style-name="Standard">
      <style:text-properties fo:font-weight="normal" officeooo:rsid="000c4e4d" officeooo:paragraph-rsid="000c9c1b" style:font-weight-asian="normal" style:font-weight-complex="normal"/>
    </style:style>
    <style:style style:name="P9" style:family="paragraph" style:parent-style-name="Standard">
      <style:text-properties fo:font-weight="normal" officeooo:rsid="000c9c1b" officeooo:paragraph-rsid="000c9c1b" style:font-weight-asian="normal" style:font-weight-complex="normal"/>
    </style:style>
    <style:style style:name="P10" style:family="paragraph" style:parent-style-name="Standard">
      <style:text-properties officeooo:paragraph-rsid="000c9c1b"/>
    </style:style>
    <style:style style:name="T1" style:family="text">
      <style:text-properties fo:font-weight="normal" officeooo:rsid="000c9c1b" style:font-weight-asian="normal" style:font-weight-complex="normal"/>
    </style:style>
    <style:style style:name="T2" style:family="text">
      <style:text-properties officeooo:rsid="000c9c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erador $All:</text:p>
      <text:p text:style-name="P1"/>
      <text:p text:style-name="P1">db.inventory.find({ tags: { $all: ["red", "blank"] } });</text:p>
      <text:p text:style-name="P1"/>
      <text:p text:style-name="P1">Simplifica o operador And.</text:p>
      <text:p text:style-name="P1"/>
      <text:p text:style-name="P2">Operador $elemMatch:</text:p>
      <text:p text:style-name="P1"/>
      <text:p text:style-name="P5">db.scores.find( { results: { $elemMatch: { $gte: 80, $lt: 85 } } } );</text:p>
      <text:p text:style-name="P5"/>
      <text:p text:style-name="P5">Busca todos elementos dentro de um ARRAY maiores que 80 e 85 e DEVOLVE o elemento completo.</text:p>
      <text:p text:style-name="P5"/>
      <text:p text:style-name="P5">Com duas condições:<text:line-break/><text:line-break/>db.survey.find(</text:p>
      <text:p text:style-name="P5"><text:s text:c="2"/>{ results: { $elemMatch: { product: "xyz", score: { $gte: 8 } } } }</text:p>
      <text:p text:style-name="P5">);</text:p>
      <text:p text:style-name="P5"/>
      <text:p text:style-name="P2">Operador $size:</text:p>
      <text:p text:style-name="P5"/>
      <text:p text:style-name="P5">db.products.find( { tags: { $size: 2 } } );</text:p>
      <text:p text:style-name="P5"/>
      <text:p text:style-name="P5">Procura todos os elementos cujo array tem tamanho 2.</text:p>
      <text:p text:style-name="P5"/>
      <text:p text:style-name="P5">Operador $where</text:p>
      <text:p text:style-name="P5"/>
      <text:p text:style-name="P2">Operador $expr:</text:p>
      <text:p text:style-name="P2"/>
      <text:p text:style-name="P3">Tabela</text:p>
      <text:p text:style-name="P6">{ _id: 1, category: "food", budget: 400, spent: 450 }, </text:p>
      <text:p text:style-name="P6">{ _id: 2, category: "drinks", budget: 100, spent: 150 }, </text:p>
      <text:p text:style-name="P6">{ _id: 3, category: "clothes", budget: 100, spent: 50 }, </text:p>
      <text:p text:style-name="P6">{ _id: 4, category: "misc", budget: 500, spent: 300 }, </text:p>
      <text:p text:style-name="P6">{ _id: 5, category: "travel", budget: 200, spent: 650 }</text:p>
      <text:p text:style-name="P2"/>
      <text:p text:style-name="P5">db.monthlyBudget.find( { expr: { $gt: [ "$spent", "$budget" ] } } );</text:p>
      <text:p text:style-name="P5"/>
      <text:p text:style-name="P7">Retorna um elemento onde o campo Spent seja maior do que o campo Budget. Retorno: elemento com Id 1,2,5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Operador $regex:</text:p>
      <text:p text:style-name="P7"/>
      <text:p text:style-name="P3">Tabela</text:p>
      <text:p text:style-name="P7">{ _id: 100, sku: "abc123", description: "Single line description." },</text:p>
      <text:p text:style-name="P7">{ _id: 101, sku: "abc789", description: "First line\nSecond line" },</text:p>
      <text:p text:style-name="P7">{ _id: 102, sku: "xyz456", description: "Many spaces before <text:s text:c="4"/>line" },</text:p>
      <text:p text:style-name="P7">{ _id: 103, sku: "xyz789", description: "Multiple\nline description" }</text:p>
      <text:p text:style-name="P7"/>
      <text:p text:style-name="P7">db.products.find({ sku: { $regex: /789$/ } });</text:p>
      <text:p text:style-name="P7">db.products.find({ sku: { $regex: /^ABC/i } }); <text:s/>^ busca maiúsculas e minúsculas</text:p>
      <text:p text:style-name="P7"/>
      <text:p text:style-name="P7">Funciona como o LIKE no SQL:</text:p>
      <text:p text:style-name="P7">SELECT * FROM products WHERE sku LIKE "%789";</text:p>
      <text:p text:style-name="P7"/>
      <text:p text:style-name="P3">Operador $text:</text:p>
      <text:p text:style-name="P7"/>
      <text:p text:style-name="P7">{</text:p>
      <text:p text:style-name="P7"><text:s text:c="4"/>text:</text:p>
      <text:p text:style-name="P7"><text:s text:c="10"/>{</text:p>
      <text:p text:style-name="P7"><text:tab/>search: &lt;string&gt;,</text:p>
      <text:p text:style-name="P7"><text:tab/>language: &lt;string&gt;,</text:p>
      <text:p text:style-name="P7"><text:tab/>caseSensitive: &lt;boolean&gt;,</text:p>
      <text:p text:style-name="P7"><text:tab/>diacriticSensitive: &lt;boolean&gt;</text:p>
      <text:p text:style-name="P7"><text:s text:c="11"/>}</text:p>
      <text:p text:style-name="P7">}</text:p>
      <text:p text:style-name="P7"/>
      <text:p text:style-name="P7">{ _id: 1, subject: "coffee", author: "xyz", views: 50 }, </text:p>
      <text:p text:style-name="P7">{ _id: 2, subject: "Coffee Shopping", author: "efg", views: 5 }, </text:p>
      <text:p text:style-name="P7">{ _id: 3, subject: "Baking a cake", author: "abc", views: 90 <text:s/>},</text:p>
      <text:p text:style-name="P7">{ _id: 4, subject: "baking", author: "xyz", views: 100 },</text:p>
      <text:p text:style-name="P7">{ _id: 5, subject: "Café Com Leite", author: "abc", views: 200 }, </text:p>
      <text:p text:style-name="P7">{ _id: 6, subject: "Сырники", author: "jkl", views: 80 },</text:p>
      <text:p text:style-name="P7">{ _id: 7, subject: "coffee and cream", author: "efg", views: 10 },</text:p>
      <text:p text:style-name="P7">{ _id: 8, subject: "Cafe com Leite", author: "xyz", views: 10 }</text:p>
      <text:p text:style-name="P7"/>
      <text:p text:style-name="P7">Busca tudo que tem “coffee”:</text:p>
      <text:p text:style-name="P7">db.articles.find({ $text: { $search: "coffee" } });</text:p>
      <text:p text:style-name="P7"/>
      <text:p text:style-name="P9">Buscar mais de um elemento. O espaço significa “OR”:</text:p>
      <text:p text:style-name="P9">db.articles.find({ $text: { $search: "bake coffee cake" } });</text:p>
      <text:p text:style-name="P9"/>
      <text:p text:style-name="P9">Buscar frases:</text:p>
      <text:p text:style-name="P9">db.articles.find({ $text: { $search: "\"coffee shop\"" } })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Operador $mod:</text:p>
      <text:p text:style-name="P7"/>
      <text:p text:style-name="P8">{ _id: 1, item: "abc123", qty: 0 },</text:p>
      <text:p text:style-name="P8">{ _id: 2, item: "xyz123", qty: 5 },</text:p>
      <text:p text:style-name="P8">{ _id: 3, item: "ijk123", qty: 12 }</text:p>
      <text:p text:style-name="P8"/>
      <text:p text:style-name="P8">db.inventory.find({ qty: { $mod: [4, 0] } });</text:p>
      <text:p text:style-name="P8"/>
      <text:p text:style-name="P10"><text:span text:style-name="T1">Retorna documentos da coleção em que o valor do campo QTY módulo 4 seja 0:</text:span></text:p>
      <text:p text:style-name="P8"/>
      <text:p text:style-name="P9">Resultado:</text:p>
      <text:p text:style-name="P9">{ "_id" : 1, "item" : "abc123", "qty" : 0 } </text:p>
      <text:p text:style-name="P9">{ "_id" : 3, "item" : "ijk123", "qty" : 12 }</text:p>
      <text:p text:style-name="P9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5:15:40.705035098</meta:creation-date>
    <dc:date>2021-03-16T19:50:42.372708855</dc:date>
    <meta:editing-duration>PT3H54M1S</meta:editing-duration>
    <meta:editing-cycles>1</meta:editing-cycles>
    <meta:document-statistic meta:table-count="0" meta:image-count="0" meta:object-count="0" meta:page-count="3" meta:paragraph-count="65" meta:word-count="465" meta:character-count="2720" meta:non-whitespace-character-count="2274"/>
    <meta:generator>LibreOffice/6.4.6.2$Linux_X86_64 LibreOffice_project/40$Build-2</meta:generator>
  </office:meta>
</office:document-meta>
</file>